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ne de commandes pour mettre dépendences express et sequelize sur projet bibliotheque</text:p>
      <text:p text:style-name="Standard"/>
      <text:p text:style-name="Standard">PS C:\Users\david\OneDrive\Documents\Formation Foreach\Cours Théo Bialasik\Node\Bibliotheque&gt; npm i express</text:p>
      <text:p text:style-name="Standard"/>
      <text:p text:style-name="Standard">added 64 packages in 7s</text:p>
      <text:p text:style-name="Standard"/>
      <text:p text:style-name="Standard">12 packages are looking for funding</text:p>
      <text:p text:style-name="Standard"><text:s text:c="2"/>run `npm fund` for details</text:p>
      <text:p text:style-name="Standard">PS C:\Users\david\OneDrive\Documents\Formation Foreach\Cours Théo Bialasik\Node\Bibliotheque&gt; npm i sequelize <text:s text:c="6"/></text:p>
      <text:p text:style-name="Standard"/>
      <text:p text:style-name="Standard">added 21 packages, and audited 86 packages in 20s</text:p>
      <text:p text:style-name="Standard"/>
      <text:p text:style-name="Standard">13 packages are looking for funding</text:p>
      <text:p text:style-name="Standard"><text:s text:c="2"/>run `npm fund` for details</text:p>
      <text:p text:style-name="Standard"/>
      <text:p text:style-name="Standard">found 0 vulnerabilities</text:p>
      <text:p text:style-name="Standard">PS C:\Users\david\OneDrive\Documents\Formation Foreach\Cours Théo Bialasik\Node\Bibliotheque&gt; nodemon server.js <text:s text:c="4"/></text:p>
      <text:p text:style-name="Standard">[nodemon] 3.1.0</text:p>
      <text:p text:style-name="Standard">[nodemon] to restart at any time, enter `rs`</text:p>
      <text:p text:style-name="Standard">[nodemon] watching path(s): *.*</text:p>
      <text:p text:style-name="Standard">[nodemon] watching extensions: js,mjs,cjs,json</text:p>
      <text:p text:style-name="Standard">[nodemon] starting `node server.js`</text:p>
      <text:p text:style-name="Standard">Votre serveur est lancé sur http://127.0.0.1:3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Ricouard</meta:initial-creator>
    <meta:creation-date>2024-05-23T10:58:14.09</meta:creation-date>
    <meta:document-statistic meta:table-count="0" meta:image-count="0" meta:object-count="0" meta:page-count="1" meta:paragraph-count="17" meta:word-count="102" meta:character-count="867"/>
    <dc:date>2024-05-23T10:59:17.38</dc:date>
    <dc:creator>David Ricouard</dc:creator>
    <meta:editing-duration>PT1M3S</meta:editing-duration>
    <meta:editing-cycles>1</meta:editing-cycles>
    <meta:generator>OpenOffice/4.1.15$Win32 OpenOffice.org_project/4115m2$Build-9813</meta:generator>
  </office:meta>
</office:document-meta>
</file>